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="none" draw:textarea-horizontal-align="justify" draw:textarea-vertical-align="middle" draw:auto-grow-height="false" fo:min-height="4.449cm" fo:min-width="0.5cm"/>
    </style:style>
    <style:style style:name="gr2" style:family="graphic" style:parent-style-name="standard">
      <style:graphic-properties svg:stroke-color="#b2b2b2" draw:fill="none" draw:textarea-horizontal-align="justify" draw:textarea-vertical-align="middle" draw:auto-grow-height="false" fo:min-height="4.449cm" fo:min-width="0.499cm"/>
    </style:style>
    <style:style style:name="gr3" style:family="graphic" style:parent-style-name="standard">
      <style:graphic-properties svg:stroke-color="#b2b2b2" draw:fill="none" draw:textarea-horizontal-align="justify" draw:textarea-vertical-align="middle" draw:auto-grow-height="false" fo:min-height="4.448cm" fo:min-width="0.501cm"/>
    </style:style>
    <style:style style:name="gr4" style:family="graphic" style:parent-style-name="standard">
      <style:graphic-properties svg:stroke-color="#b2b2b2" draw:fill="none" draw:textarea-horizontal-align="justify" draw:textarea-vertical-align="middle" draw:auto-grow-height="false" fo:min-height="4.448cm" fo:min-width="0.5cm"/>
    </style:style>
    <style:style style:name="gr5" style:family="graphic" style:parent-style-name="standard">
      <style:graphic-properties draw:stroke="none" draw:fill-color="#00cc00" draw:textarea-horizontal-align="justify" draw:textarea-vertical-align="middle" draw:auto-grow-height="false" fo:min-height="0.456cm" fo:min-width="0.206cm"/>
    </style:style>
    <style:style style:name="gr6" style:family="graphic" style:parent-style-name="standard">
      <style:graphic-properties draw:stroke="none" draw:fill-color="#0066ff" draw:textarea-horizontal-align="justify" draw:textarea-vertical-align="middle" draw:auto-grow-height="false" fo:min-height="0.456cm" fo:min-width="0.206cm"/>
    </style:style>
    <style:style style:name="gr7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4.9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0066ff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4.699cm" svg:x="1.9cm" svg:y="5.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0.999cm" svg:height="4.699cm" svg:x="2.901cm" svg:y="5.90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4.699cm" svg:x="3.9cm" svg:y="5.90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4.699cm" svg:x="4.902cm" svg:y="5.90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001cm" svg:height="4.698cm" svg:x="5.91cm" svg:y="5.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cm" svg:height="4.698cm" svg:x="6.911cm" svg:y="5.90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cm" svg:height="1cm" svg:x="1.91cm" svg:y="5.9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2" draw:layer="layout" svg:width="1cm" svg:height="1cm" svg:x="2.911cm" svg:y="6.61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2" draw:layer="layout" svg:width="1cm" svg:height="1cm" svg:x="3.912cm" svg:y="7.31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3" draw:layer="layout" svg:width="1cm" svg:height="1cm" svg:x="4.913cm" svg:y="8.013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3" draw:layer="layout" svg:width="1cm" svg:height="1cm" svg:x="5.923cm" svg:y="8.713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3" draw:layer="layout" svg:width="1cm" svg:height="1cm" svg:x="6.929cm" svg:y="9.40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4" draw:layer="layout" svg:width="5.6cm" svg:height="0.2cm" svg:x="2.101cm" svg:y="10.901cm">
          <text:p/>
          <draw:enhanced-geometry svg:viewBox="0 0 21600 21600" draw:text-areas="0 ?f0 ?f5 ?f2" draw:type="right-arrow" draw:modifiers="20115.2651312266 72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1T11:01:22.214802844</meta:creation-date>
    <dc:date>2015-11-01T11:57:24.145488078</dc:date>
    <meta:editing-duration>PT28M15S</meta:editing-duration>
    <meta:editing-cycles>3</meta:editing-cycles>
    <meta:generator>LibreOffice/4.4.2.2$Linux_X86_64 LibreOffice_project/40m0$Build-2</meta:generator>
    <meta:document-statistic meta:object-count="13"/>
  </office:meta>
</office:document-meta>
</file>